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 enfoque. Esta sección tiene un potencial filosófico muy profundo y puede convertirse en uno de los puntos más reflexivos del capítulo, porque no solo trata sobre biología, sino sobre la experiencia de <text:span text:style-name="Strong_20_Emphasis">existir rodeado de otros</text:span>. Tu pregunta clave —“¿por qué la vida crea individuos?”— nos abre la puerta para hablar de la <text:span text:style-name="Strong_20_Emphasis">necesidad, función, y consecuencia de la multiplicidad</text:span> desde el punto de vista de la vida misma, sin caer todavía en el modelo lógico.</text:p>
      <text:p text:style-name="Text_20_body">Aquí propongo una estructura con un tono progresivo y reflexivo, que permita al lector hacerse las mismas preguntas que luego el texto va a abordar:</text:p>
      <text:p text:style-name="Horizontal_20_Line"/>
      <text:h text:style-name="Heading_20_2" text:outline-level="2">🌱 <text:span text:style-name="Strong_20_Emphasis">Sección 2: ¿Por qué la vida crea individuos?</text:span></text:h>
      <text:p text:style-name="Text_20_body"><text:span text:style-name="Strong_20_Emphasis">Objetivo:</text:span> Reflexionar sobre la necesidad de los individuos en el diseño de la vida tal como la conocemos, abordando su función desde una perspectiva biológica y filosófica.</text:p>
      <text:p text:style-name="Horizontal_20_Line"/>
      <text:h text:style-name="Heading_20_3" text:outline-level="3">🔸1. Introducción: el enigma de la multiplicidad</text:h>
      <text:list xml:id="list1745446059" text:style-name="L1">
        <text:list-item>
          <text:p text:style-name="P1">Punto de partida emocional: <text:span text:style-name="Emphasis">"¿Por qué no estoy yo solo? ¿Por qué hay otros? ¿Por qué todo es tan complicado?"</text:span></text:p>
        </text:list-item>
        <text:list-item>
          <text:p text:style-name="P1">El conflicto de existir en un mundo compartido.</text:p>
        </text:list-item>
        <text:list-item>
          <text:p text:style-name="P1">La ilusión de que bastaría con nuestro espíritu y el universo.</text:p>
        </text:list-item>
      </text:list>
      <text:p text:style-name="Text_20_body"><text:span text:style-name="Strong_20_Emphasis">Idea inicial:</text:span></text:p>
      <text:p text:style-name="Quotations">Desde nuestra conciencia individual, la existencia de otros parece un obstáculo. Pero desde la vida, la existencia de muchos es su única forma de ser.</text:p>
      <text:p text:style-name="Horizontal_20_Line"/>
      <text:h text:style-name="Heading_20_3" text:outline-level="3">🔸2. Un universo de formas: el estilo de la vida</text:h>
      <text:list xml:id="list2112307645" text:style-name="L2">
        <text:list-item>
          <text:p text:style-name="P2">Todo lo que está vivo existe en forma de múltiples entidades individuales.</text:p>
        </text:list-item>
        <text:list-item>
          <text:p text:style-name="P2">La vida nunca aparece como un solo ser aislado, sino como una proliferación.</text:p>
        </text:list-item>
        <text:list-item>
          <text:p text:style-name="P2">Esta es su manera de estar en el mundo: <text:span text:style-name="Strong_20_Emphasis">fragmentarse para existir</text:span>.</text:p>
        </text:list-item>
      </text:list>
      <text:p text:style-name="Horizontal_20_Line"/>
      <text:h text:style-name="Heading_20_3" text:outline-level="3">🔸3. Razones posibles para la creación de individuos</text:h>
      <text:p text:style-name="Text_20_body">Aquí se pueden exponer, una por una, razones funcionales, sin dar respuestas absolutas, sino como hipótesis que abren reflexión:</text:p>
      <text:h text:style-name="Heading_20_4" text:outline-level="4">a. <text:span text:style-name="Strong_20_Emphasis">Exploración del entorno</text:span></text:h>
      <text:list xml:id="list1008350506" text:style-name="L3">
        <text:list-item>
          <text:p text:style-name="P3">Un solo ser no puede abarcar todas las posibilidades.</text:p>
        </text:list-item>
        <text:list-item>
          <text:p text:style-name="P3"><text:soft-page-break/>Multiplicarse permite ocupar distintos espacios, tiempos, ambientes.</text:p>
        </text:list-item>
      </text:list>
      <text:h text:style-name="Heading_20_4" text:outline-level="4">b. <text:span text:style-name="Strong_20_Emphasis">Resiliencia y persistencia</text:span></text:h>
      <text:list xml:id="list430337156" text:style-name="L4">
        <text:list-item>
          <text:p text:style-name="P4">La vida se asegura de no desaparecer si un individuo muere.</text:p>
        </text:list-item>
        <text:list-item>
          <text:p text:style-name="P4">La multiplicidad permite continuidad ante el caos del universo.</text:p>
        </text:list-item>
      </text:list>
      <text:h text:style-name="Heading_20_4" text:outline-level="4">c. <text:span text:style-name="Strong_20_Emphasis">Experimentación</text:span></text:h>
      <text:list xml:id="list1811792379" text:style-name="L5">
        <text:list-item>
          <text:p text:style-name="P5">Cada individuo es una prueba.</text:p>
        </text:list-item>
        <text:list-item>
          <text:p text:style-name="P5">Al variar sus formas, la vida puede aprender, adaptarse, optimizarse.</text:p>
        </text:list-item>
      </text:list>
      <text:h text:style-name="Heading_20_4" text:outline-level="4">d. <text:span text:style-name="Strong_20_Emphasis">Colaboración y competencia</text:span></text:h>
      <text:list xml:id="list3991497541" text:style-name="L6">
        <text:list-item>
          <text:p text:style-name="P6">Algunos individuos colaboran, otros compiten.</text:p>
        </text:list-item>
        <text:list-item>
          <text:p text:style-name="P6">Ambas estrategias generan movimiento, cambio, evolución.</text:p>
        </text:list-item>
      </text:list>
      <text:p text:style-name="Horizontal_20_Line"/>
      <text:h text:style-name="Heading_20_3" text:outline-level="3">🔸4. El individuo como fractal de la vida</text:h>
      <text:list xml:id="list3879941011" text:style-name="L7">
        <text:list-item>
          <text:p text:style-name="P7">Cada individuo contiene la totalidad en miniatura (ADN, estructura, capacidad).</text:p>
        </text:list-item>
        <text:list-item>
          <text:p text:style-name="P7">No es una simple parte, es una <text:span text:style-name="Strong_20_Emphasis">expresión</text:span> completa de la vida, aunque momentánea.</text:p>
        </text:list-item>
      </text:list>
      <text:p text:style-name="Horizontal_20_Line"/>
      <text:h text:style-name="Heading_20_3" text:outline-level="3">🔸5. La experiencia humana frente a los otros</text:h>
      <text:list xml:id="list3593400912" text:style-name="L8">
        <text:list-item>
          <text:p text:style-name="P8">Para nosotros, los demás son amenaza y también salvación.</text:p>
        </text:list-item>
        <text:list-item>
          <text:p text:style-name="P8">Nos desafían, nos moldean, nos obligan a pensar y actuar.</text:p>
        </text:list-item>
        <text:list-item>
          <text:p text:style-name="P8">Sin otros, no podríamos crecer, aprender, ni siquiera ser conscientes.</text:p>
        </text:list-item>
      </text:list>
      <text:p text:style-name="Text_20_body"><text:span text:style-name="Strong_20_Emphasis">Frase para reflexión:</text:span></text:p>
      <text:p text:style-name="Quotations"><text:span text:style-name="Emphasis">El otro es el espejo donde empiezo a descubrir que existo.</text:span></text:p>
      <text:p text:style-name="Horizontal_20_Line"/>
      <text:h text:style-name="Heading_20_3" text:outline-level="3">🔸6. Una pregunta sin respuesta definitiva</text:h>
      <text:list xml:id="list905411000" text:style-name="L9">
        <text:list-item>
          <text:p text:style-name="P9">¿La vida necesita a los individuos, o simplemente no puede existir de otra manera?</text:p>
        </text:list-item>
        <text:list-item>
          <text:p text:style-name="P9">¿Y si este diseño, aparentemente conflictivo, es la única forma de crear inteligencia, conciencia, historia?</text:p>
        </text:list-item>
        <text:list-item>
          <text:p text:style-name="P9">¿Y si esta fragmentación no es un error, sino una estrategia?</text:p>
        </text:list-item>
      </text:list>
      <text:p text:style-name="Horizontal_20_Line"/>
      <text:h text:style-name="Heading_20_3" text:outline-level="3"><text:soft-page-break/>🔸7. Transición al siguiente tema</text:h>
      <text:list xml:id="list709666796" text:style-name="L10">
        <text:list-item>
          <text:p text:style-name="P10">Ahora que entendemos por qué hay muchos, falta entender <text:span text:style-name="Strong_20_Emphasis">por qué cada uno es distinto</text:span>.</text:p>
        </text:list-item>
        <text:list-item>
          <text:p text:style-name="P10">La vida no solo se multiplica: <text:span text:style-name="Strong_20_Emphasis">se diversifica</text:span>.</text:p>
        </text:list-item>
      </text:list>
      <text:p text:style-name="Horizontal_20_Line"/>
      <text:h text:style-name="Heading_20_2" text:outline-level="2">✳️ Recursos opcionales para enriquecer esta sección:</text:h>
      <text:list xml:id="list2494660167" text:style-name="L11">
        <text:list-item>
          <text:p text:style-name="P11">Reflexiones existenciales breves del estilo de Pascal, Nietzsche o Borges.</text:p>
        </text:list-item>
        <text:list-item>
          <text:p text:style-name="P11">Ejemplos biológicos simples: una colonia de bacterias, un bosque, una ciudad humana.</text:p>
        </text:list-item>
        <text:list-item>
          <text:p text:style-name="P11">Imagen mental poderosa: <text:span text:style-name="Emphasis">"Cada ser vivo es una chispa lanzada por la vida en distintas direcciones, en un intento de comprender el mundo."</text:span></text:p>
        </text:list-item>
      </text:list>
      <text:p text:style-name="Horizontal_20_Line"/>
      <text:p text:style-name="Text_20_body">¿Querés que empecemos a desarrollar esta sección por partes, con un tono narrativo y reflexivo como el que estás buscand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1T15:38:32.502000000</meta:creation-date>
    <dc:date>2025-07-21T15:49:04.015000000</dc:date>
    <meta:editing-duration>PT10M32S</meta:editing-duration>
    <meta:editing-cycles>1</meta:editing-cycles>
    <meta:document-statistic meta:table-count="0" meta:image-count="0" meta:object-count="0" meta:page-count="3" meta:paragraph-count="49" meta:word-count="617" meta:character-count="3700" meta:non-whitespace-character-count="3159"/>
    <meta:generator>LibreOffice/7.3.5.2$Windows_X86_64 LibreOffice_project/184fe81b8c8c30d8b5082578aee2fed2ea847c01</meta:generator>
  </office:meta>
</office:document-meta>
</file>